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527000040366673EFF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ize="26pt" style:font-size-asian="26pt" style:font-size-complex="26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Standard">
      <style:paragraph-properties fo:line-height="150%"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line-height="150%" fo:text-align="center" style:justify-single-word="false" fo:break-before="page"/>
    </style:style>
    <style:style style:name="P13" style:family="paragraph" style:parent-style-name="Table_20_Contents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4pt" style:font-size-asian="14pt" style:font-size-complex="26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b3b3b3" fo:font-weight="normal" style:font-weight-asian="normal" style:font-weight-complex="normal"/>
    </style:style>
    <style:style style:name="T13" style:family="text">
      <style:text-properties fo:color="#808080" fo:font-weight="normal" style:font-weight-asian="normal" style:font-weight-complex="normal"/>
    </style:style>
    <style:style style:name="T14" style:family="text">
      <style:text-properties fo:color="#4c4c4c"/>
    </style:style>
    <style:style style:name="T15" style:family="text">
      <style:text-properties fo:color="#4c4c4c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Standard"/>
      <text:p text:style-name="Standard"/>
      <text:p text:style-name="Standard"/>
      <text:p text:style-name="Standard"/>
      <text:p text:style-name="Standard"><draw:frame draw:style-name="fr1" draw:name="gráficos1" text:anchor-type="paragraph" svg:x="4.411cm" svg:y="0.649cm" svg:width="7.807cm" svg:height="5.823cm" draw:z-index="0"><draw:image xlink:href="Pictures/2000000700005527000040366673EFF0.svm" xlink:type="simple" xlink:show="embed" xlink:actuate="onLoad"/></draw:frame></text:p>
      <text:p text:style-name="Standard"/>
      <text:p text:style-name="P3"/>
      <text:p text:style-name="P9">INGENIERÍA DEL SOFTWARE III</text:p>
      <text:p text:style-name="P7"/>
      <text:p text:style-name="P4"><text:span text:style-name="T5">Número de <text:s/>Iteración ( Fase de la Iteración)</text:span><text:span text:style-name="T4"> </text:span></text:p>
      <text:p text:style-name="P7"/>
      <text:p text:style-name="P5"><text:span text:style-name="T6"><text:tab/><text:tab/><text:tab/><text:tab/></text:span><text:span text:style-name="T8"><text:tab/></text:span></text:p>
      <text:p text:style-name="P6"/>
      <text:p text:style-name="P5"><text:span text:style-name="T8"><text:tab/><text:tab/><text:tab/><text:tab/><text:tab/></text:span><text:span text:style-name="T9">Profesor de prácticas asignado: </text:span><text:span text:style-name="T10">Profesor</text:span></text:p>
      <text:p text:style-name="P6"><text:tab/><text:tab/><text:tab/><text:tab/><text:tab/><text:span text:style-name="T11">Grupo de prácticas:</text:span> Nº de grupo y horario</text:p>
      <text:p text:style-name="P6"><text:tab/><text:tab/><text:tab/><text:tab/><text:tab/><text:span text:style-name="T11">Firman este documento: </text:span></text:p>
      <text:p text:style-name="P6"><text:tab/><text:tab/><text:tab/><text:tab/><text:tab/><text:tab/>Alumno DNI (Encargado)</text:p>
      <text:p text:style-name="P6"><text:tab/><text:tab/><text:tab/><text:tab/><text:tab/><text:tab/>Alumno DNI</text:p>
      <text:p text:style-name="P6"><text:tab/><text:tab/><text:tab/><text:tab/><text:tab/><text:tab/>Alumno DNI</text:p>
      <text:p text:style-name="P6"><text:tab/><text:tab/><text:tab/><text:tab/><text:tab/><text:tab/>Alumno DNI</text:p>
      <text:p text:style-name="P6"/>
      <text:p text:style-name="P6"/>
      <text:p text:style-name="P6"><text:tab/><text:tab/><text:tab/><text:tab/><text:tab/></text:p>
      <text:p text:style-name="P6"/>
      <text:p text:style-name="P6"/>
      <text:p text:style-name="P12"><text:span text:style-name="T7">Observaciones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3">Documento afectado: <text:span text:style-name="T15">&lt;nombre_documento&gt;</text:span></text:p>
          </table:table-cell>
        </table:table-row>
        <table:table-row>
          <table:table-cell table:style-name="Tabla6.A2" office:value-type="string">
            <text:p text:style-name="P13">Importancia: <text:span text:style-name="T15">&lt;baja, media, alta&gt;</text:span></text:p>
          </table:table-cell>
        </table:table-row>
        <table:table-row>
          <table:table-cell table:style-name="Tabla6.A2" office:value-type="string">
            <text:p text:style-name="P13">Descripción de la observación: <text:span text:style-name="T15">&lt;descripción&gt;</text:span></text:p>
          </table:table-cell>
        </table:table-row>
        <table:table-row>
          <table:table-cell table:style-name="Tabla6.A2" office:value-type="string">
            <text:p text:style-name="P13">Solución de cambio propuesta:<text:span text:style-name="T3"> </text:span><text:span text:style-name="T15">&lt;solución o lista de posibles soluciones propuestas&gt;</text:span></text:p>
          </table:table-cell>
        </table:table-row>
      </table:table>
      <text:p text:style-name="P1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d/mm/yy</text:p>
        <text:p text:style-name="MP2">Nombre Documento:<text:span text:style-name="MT1"> “Revisión documento X”</text:span></text:p>
        <text:p text:style-name="MP2">Fase de Iteración: <text:span text:style-name="MT2">“</text:span><text:span text:style-name="MT1">Fase X”</text:span><text:span text:style-name="MT3"> <text:s/></text:span><text:s text:c="5"/>Nº Iteración: <text:span text:style-name="MT3">“</text:span><text:span text:style-name="MT1">Iteración X”</text:span></text:p>
        <text:p text:style-name="MP2">Número Grupo: <text:span text:style-name="MT1">M 1.2 <text:s text:c="15"/></text:span>Nº revisión:” <text:span text:style-name="MT1">x.x</text:span>”</text:p>
      </style:header>
      <style:footer>
        <text:p text:style-name="Footer"><text:tab/><text:tab/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1-04-05T13:55:11</meta:creation-date>
    <meta:editing-cycles>13</meta:editing-cycles>
    <meta:editing-duration>PT00H28M12S</meta:editing-duration>
    <meta:initial-creator>Juan </meta:initial-creator>
    <dc:date>2011-04-14T17:00:30</dc:date>
    <dc:creator>Juan </dc:creator>
    <meta:document-statistic meta:table-count="1" meta:image-count="1" meta:object-count="0" meta:page-count="2" meta:paragraph-count="21" meta:word-count="87" meta:character-count="651"/>
  </office:meta>
</office:document-meta>
</file>